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ff" draw:opacity-name="Transparency_20_2" draw:textarea-horizontal-align="center" draw:textarea-vertical-align="middle" draw:shadow="visib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pacity-name="Transparency_20_1" draw:textarea-horizontal-align="center"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7.817cm" svg:height="11.802cm" draw:transform="skewX (-0.162315620435442) rotate (-0.162315620436628) translate (3.5cm 7.04cm)" svg:viewBox="0 0 7818 11803" svg:d="m0 11803c0-3936 0-7870 0-11803 3159 983 6158 1303 7818 175-1 1844-1 3687-1 5532-1659 2972-4658 4742-7817 6096z">
          <text:p/>
        </draw:path>
        <draw:line draw:style-name="gr2" draw:text-style-name="P1" draw:layer="layout" svg:x1="4.9cm" svg:y1="8cm" svg:x2="4.9cm" svg:y2="18cm">
          <text:p/>
        </draw:line>
        <draw:rect draw:style-name="gr3" draw:text-style-name="P1" draw:layer="layout" svg:width="0.7cm" svg:height="5cm" svg:x="4.5cm" svg:y="1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0T18:50:08.29</meta:creation-date>
    <dc:date>2014-02-06T12:10:20.13</dc:date>
    <dc:creator>Manuel Navarro Pérez</dc:creator>
    <meta:editing-duration>PT9M28S</meta:editing-duration>
    <meta:editing-cycles>2</meta:editing-cycles>
    <meta:generator>OpenOffice.org/3.3$Win32 OpenOffice.org_project/330m20$Build-9567</meta:generator>
    <meta:document-statistic meta:object-count="3"/>
  </office:meta>
</office:document-meta>
</file>